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2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2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7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2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9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1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3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0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2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7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4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9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5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5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55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5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58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5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60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6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6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64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6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66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6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6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72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7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74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7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78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8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8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85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8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8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90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9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92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94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9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96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9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9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0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10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2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10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8" style:family="text">
      <style:text-properties fo:font-size="12.00pt" fo:font-weight="bold" fo:font-family="Consolas" style:font-family-asian="Consolas" style:font-family-complex="Consolas" fo:background-color="transparent" fo:color="#7f9fbf"/>
    </style:style>
    <style:style style:name="T10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1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2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2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2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3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3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3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4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4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4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1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5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5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6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4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6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7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17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7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8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8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8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18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0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0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0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09" style:family="text">
      <style:text-properties fo:font-size="12.00pt" fo:font-weight="bold" fo:font-family="Consolas" style:font-family-asian="Consolas" style:font-family-complex="Consolas" fo:background-color="transparent" fo:color="#7f9fbf"/>
    </style:style>
    <style:style style:name="T21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1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5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1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7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1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1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2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2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3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3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34" style:family="text">
      <style:text-properties fo:font-size="12.00pt" fo:font-weight="bold" fo:font-family="Consolas" style:font-family-asian="Consolas" style:font-family-complex="Consolas" fo:background-color="transparent" fo:color="#7f9fbf"/>
    </style:style>
    <style:style style:name="T23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3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4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4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25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5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6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6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7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7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8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8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2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9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0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03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0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0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0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1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32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3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33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3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3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4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43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4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4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4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5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5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5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5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5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5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5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36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7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7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75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7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7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8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8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86" style:family="text">
      <style:text-properties fo:font-size="12.00pt" fo:font-weight="bold" fo:font-family="Consolas" style:font-family-asian="Consolas" style:font-family-complex="Consolas" fo:background-color="transparent" fo:color="#7f9fbf"/>
    </style:style>
    <style:style style:name="T38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8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9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40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0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0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0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0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1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1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8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41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2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2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2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8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42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</office:automatic-styles>
  <office:body>
    <office:text>
      <text:p text:style-name="P1"><text:span text:style-name="T1">Hibernate Configuration-Caveat Emptor Native</text:span></text:p>
      <text:p text:style-name="P1"><text:span text:style-name="T1"/></text:p>
      <text:p text:style-name="P2"><text:span text:style-name="T2">package</text:span><text:span text:style-name="T3"><text:s/>auction.persistence;</text:span><text:span text:style-name="T4"/></text:p>
      <text:p text:style-name="P2"><text:span text:style-name="T4"/></text:p>
      <text:p text:style-name="P2"><text:span text:style-name="T5">import</text:span><text:span text:style-name="T6"><text:s/>org.hibernate.*;</text:span><text:span text:style-name="T7"/></text:p>
      <text:p text:style-name="P2"><text:span text:style-name="T8">import</text:span><text:span text:style-name="T9"><text:s/>org.hibernate.cfg.*;</text:span><text:span text:style-name="T10"/></text:p>
      <text:p text:style-name="P2"><text:span text:style-name="T11">import</text:span><text:span text:style-name="T12"><text:s/>org.apache.commons.logging.*;</text:span><text:span text:style-name="T13"/></text:p>
      <text:p text:style-name="P2"><text:span text:style-name="T13"/></text:p>
      <text:p text:style-name="P2"><text:span text:style-name="T14">import</text:span><text:span text:style-name="T15"><text:s/>javax.naming.*;</text:span><text:span text:style-name="T16"/></text:p>
      <text:p text:style-name="P2"><text:span text:style-name="T16"/></text:p>
      <text:p text:style-name="P2"><text:span text:style-name="T17">/**</text:span><text:span text:style-name="T18"/></text:p>
      <text:p text:style-name="P2"><text:span text:style-name="T19"><text:s/>* Basic Hibernate helper class for Hibernate configuration and startup.</text:span><text:span text:style-name="T20"/></text:p>
      <text:p text:style-name="P2"><text:span text:style-name="T21"><text:s/>*<text:s/></text:span><text:span text:style-name="T22">&lt;p&gt;</text:span><text:span text:style-name="T23"/></text:p>
      <text:p text:style-name="P2"><text:span text:style-name="T24"><text:s/>* Uses a static initializer to read startup options and initialize</text:span><text:span text:style-name="T25"/></text:p>
      <text:p text:style-name="P2"><text:span text:style-name="T26"><text:s/>*<text:s/></text:span><text:span text:style-name="T27">&lt;tt&gt;</text:span><text:span text:style-name="T28">Configuration</text:span><text:span text:style-name="T29">&lt;/tt&gt;</text:span><text:span text:style-name="T30"><text:s/>and<text:s/></text:span><text:span text:style-name="T31">&lt;tt&gt;</text:span><text:span text:style-name="T32">SessionFactory</text:span><text:span text:style-name="T33">&lt;/tt&gt;</text:span><text:span text:style-name="T34">.</text:span><text:span text:style-name="T35"/></text:p>
      <text:p text:style-name="P2"><text:span text:style-name="T36"><text:s/>*<text:s/></text:span><text:span text:style-name="T37">&lt;p&gt;</text:span><text:span text:style-name="T38"/></text:p>
      <text:p text:style-name="P2"><text:span text:style-name="T39"><text:s/>* This class also tries to figure out if JNDI binding of the<text:s/></text:span><text:span text:style-name="T40">&lt;tt&gt;</text:span><text:span text:style-name="T41">SessionFactory</text:span><text:span text:style-name="T42">&lt;/tt&gt;</text:span><text:span text:style-name="T43"/></text:p>
      <text:p text:style-name="P2"><text:span text:style-name="T44"><text:s/>* is used, otherwise it falls back to a global static variable (Singleton). If</text:span><text:span text:style-name="T45"/></text:p>
      <text:p text:style-name="P2"><text:span text:style-name="T46"><text:s/>* you use this helper class to obtain a<text:s/></text:span><text:span text:style-name="T47">&lt;tt&gt;</text:span><text:span text:style-name="T48">SessionFactory</text:span><text:span text:style-name="T49">&lt;/tt&gt;</text:span><text:span text:style-name="T50"><text:s/>in your code,</text:span><text:span text:style-name="T51"/></text:p>
      <text:p text:style-name="P2"><text:span text:style-name="T52"><text:s/>* you are shielded from these deployment differences.</text:span><text:span text:style-name="T53"/></text:p>
      <text:p text:style-name="P2"><text:span text:style-name="T54"><text:s/>*<text:s/></text:span><text:span text:style-name="T55">&lt;p&gt;</text:span><text:span text:style-name="T56"/></text:p>
      <text:p text:style-name="P2"><text:span text:style-name="T57"><text:s/>* Another advantage of this class is access to the<text:s/></text:span><text:span text:style-name="T58">&lt;tt&gt;</text:span><text:span text:style-name="T59">Configuration</text:span><text:span text:style-name="T60">&lt;/tt&gt;</text:span><text:span text:style-name="T61"><text:s/>object</text:span><text:span text:style-name="T62"/></text:p>
      <text:p text:style-name="P2"><text:span text:style-name="T63"><text:s/>* that was used to build the current<text:s/></text:span><text:span text:style-name="T64">&lt;tt&gt;</text:span><text:span text:style-name="T65">SessionFactory</text:span><text:span text:style-name="T66">&lt;/tt&gt;</text:span><text:span text:style-name="T67">. You can access</text:span><text:span text:style-name="T68"/></text:p>
      <text:p text:style-name="P2"><text:span text:style-name="T69"><text:s/>* mapping metadata programmatically with this API, and even change it and rebuild</text:span><text:span text:style-name="T70"/></text:p>
      <text:p text:style-name="P2"><text:span text:style-name="T71"><text:s/>* the<text:s/></text:span><text:span text:style-name="T72">&lt;tt&gt;</text:span><text:span text:style-name="T73">SessionFactory</text:span><text:span text:style-name="T74">&lt;/tt&gt;</text:span><text:span text:style-name="T75">.</text:span><text:span text:style-name="T76"/></text:p>
      <text:p text:style-name="P2"><text:span text:style-name="T77"><text:s/>*<text:s/></text:span><text:span text:style-name="T78">&lt;p&gt;</text:span><text:span text:style-name="T79"/></text:p>
      <text:p text:style-name="P2"><text:span text:style-name="T80"><text:s/>* Note: This class supports annotations if you replace the line that creates</text:span><text:span text:style-name="T81"/></text:p>
      <text:p text:style-name="P2"><text:span text:style-name="T82"><text:s/>* a Configuration object.</text:span><text:span text:style-name="T83"/></text:p>
      <text:p text:style-name="P2"><text:span text:style-name="T84"><text:s/>*<text:s/></text:span><text:span text:style-name="T85">&lt;p&gt;</text:span><text:span text:style-name="T86"/></text:p>
      <text:p text:style-name="P2"><text:span text:style-name="T87"><text:s/>* Note: This class supports only one data store. Support for several</text:span><text:span text:style-name="T88"/></text:p>
      <text:p text:style-name="P2"><text:span text:style-name="T89"><text:s/>*<text:s/></text:span><text:span text:style-name="T90">&lt;tt&gt;</text:span><text:span text:style-name="T91">SessionFactory</text:span><text:span text:style-name="T92">&lt;/tt&gt;</text:span><text:span text:style-name="T93"><text:s/>instances can be easily added (through a static<text:s/></text:span><text:span text:style-name="T94">&lt;tt&gt;</text:span><text:span text:style-name="T95">Map</text:span><text:span text:style-name="T96">&lt;/tt&gt;</text:span><text:span text:style-name="T97">,</text:span><text:span text:style-name="T98"/></text:p>
      <text:p text:style-name="P2"><text:span text:style-name="T99"><text:s/>* for example). You could then lookup a<text:s/></text:span><text:span text:style-name="T100">&lt;tt&gt;</text:span><text:span text:style-name="T101">SessionFactory</text:span><text:span text:style-name="T102">&lt;/tt&gt;</text:span><text:span text:style-name="T103"><text:s/>by its name.</text:span><text:span text:style-name="T104"/></text:p>
      <text:p text:style-name="P2"><text:span text:style-name="T105"><text:s/>*</text:span><text:span text:style-name="T106"/></text:p>
      <text:p text:style-name="P2"><text:span text:style-name="T107"><text:s/>*<text:s/></text:span><text:span text:style-name="T108">@author</text:span><text:span text:style-name="T109"><text:s/>Christian Bauer</text:span><text:span text:style-name="T110"/></text:p>
      <text:p text:style-name="P2"><text:span text:style-name="T111"><text:s/>*/</text:span><text:span text:style-name="T112"/></text:p>
      <text:p text:style-name="P2"><text:span text:style-name="T113">public</text:span><text:span text:style-name="T114"><text:s/></text:span><text:span text:style-name="T115">class</text:span><text:span text:style-name="T116"><text:s/>HibernateUtil {</text:span><text:span text:style-name="T117"/></text:p>
      <text:p text:style-name="P2"><text:span text:style-name="T117"/></text:p>
      <text:p text:style-name="P2"><text:span text:style-name="T118"><text:s text:c="4"/></text:span><text:span text:style-name="T119">private</text:span><text:span text:style-name="T120"><text:s/></text:span><text:span text:style-name="T121">static</text:span><text:span text:style-name="T122"><text:s/>Log log = LogFactory.getLog(HibernateUtil.</text:span><text:span text:style-name="T123">class</text:span><text:span text:style-name="T124">);</text:span><text:span text:style-name="T125"/></text:p>
      <text:p text:style-name="P2"><text:span text:style-name="T125"/></text:p>
      <text:p text:style-name="P2"><text:span text:style-name="T126"><text:s text:c="4"/></text:span><text:span text:style-name="T127">private</text:span><text:span text:style-name="T128"><text:s/></text:span><text:span text:style-name="T129">static</text:span><text:span text:style-name="T130"><text:s/>Configuration configuration;</text:span><text:span text:style-name="T131"/></text:p>
      <text:p text:style-name="P2"><text:span text:style-name="T132"><text:s text:c="4"/></text:span><text:span text:style-name="T133">private</text:span><text:span text:style-name="T134"><text:s/></text:span><text:span text:style-name="T135">static</text:span><text:span text:style-name="T136"><text:s/>SessionFactory sessionFactory;</text:span><text:span text:style-name="T137"/></text:p>
      <text:p text:style-name="P2"><text:span text:style-name="T137"/></text:p>
      <text:p text:style-name="P2"><text:span text:style-name="T138"><text:s text:c="4"/></text:span><text:span text:style-name="T139">static</text:span><text:span text:style-name="T140"><text:s/>{</text:span><text:span text:style-name="T141"/></text:p>
      <text:p text:style-name="P2"><text:span text:style-name="T142"><text:s text:c="8"/></text:span><text:span text:style-name="T143">// Create the initial SessionFactory from the default configuration files</text:span><text:span text:style-name="T144"/></text:p>
      <text:p text:style-name="P2"><text:span text:style-name="T145"><text:s text:c="8"/></text:span><text:span text:style-name="T146">try</text:span><text:span text:style-name="T147"><text:s/>{</text:span><text:span text:style-name="T148"/></text:p>
      <text:p text:style-name="P2"><text:span text:style-name="T149"><text:s text:c="12"/>log.debug(</text:span><text:span text:style-name="T150">"Initializing Hibernate"</text:span><text:span text:style-name="T151">);</text:span><text:span text:style-name="T152"/></text:p>
      <text:p text:style-name="P2"><text:span text:style-name="T152"/></text:p>
      <text:p text:style-name="P2"><text:span text:style-name="T153"><text:s text:c="12"/></text:span><text:span text:style-name="T154">// Read hibernate.properties, if present</text:span><text:span text:style-name="T155"/></text:p>
      <text:p text:style-name="P2"><text:span text:style-name="T156"><text:s text:c="12"/>configuration =<text:s/></text:span><text:span text:style-name="T157">new</text:span><text:span text:style-name="T158"><text:s/>Configuration();</text:span><text:span text:style-name="T159"/></text:p>
      <text:p text:style-name="P2"><text:span text:style-name="T160"><text:s text:c="12"/></text:span><text:span text:style-name="T161">// Use annotations: configuration = new AnnotationConfiguration();</text:span><text:span text:style-name="T162"/></text:p>
      <text:p text:style-name="P2"><text:span text:style-name="T162"/></text:p>
      <text:p text:style-name="P2"><text:span text:style-name="T163"><text:s text:c="12"/></text:span><text:span text:style-name="T164">// Read hibernate.cfg.xml (has to be present)</text:span><text:span text:style-name="T165"/></text:p>
      <text:p text:style-name="P2"><text:span text:style-name="T166"><text:s text:c="12"/>configuration.configure();</text:span><text:span text:style-name="T167"/></text:p>
      <text:p text:style-name="P2"><text:span text:style-name="T167"/></text:p>
      <text:p text:style-name="P2"><text:span text:style-name="T168"><text:s text:c="12"/></text:span><text:span text:style-name="T169">// Build and store (either in JNDI or static variable)</text:span><text:span text:style-name="T170"/></text:p>
      <text:p text:style-name="P2"><text:span text:style-name="T171"><text:s text:c="12"/>rebuildSessionFactory(configuration);</text:span><text:span text:style-name="T172"/></text:p>
      <text:p text:style-name="P2"><text:span text:style-name="T172"/></text:p>
      <text:p text:style-name="P2"><text:span text:style-name="T173"><text:s text:c="12"/>log.debug(</text:span><text:span text:style-name="T174">"Hibernate initialized, call HibernateUtil.getSessionFactory()"</text:span><text:span text:style-name="T175">);</text:span><text:span text:style-name="T176"/></text:p>
      <text:p text:style-name="P2"><text:span text:style-name="T177"><text:s text:c="8"/>}<text:s/></text:span><text:span text:style-name="T178">catch</text:span><text:span text:style-name="T179"><text:s/>(Throwable ex) {</text:span><text:span text:style-name="T180"/></text:p>
      <text:p text:style-name="P2"><text:span text:style-name="T181"><text:s text:c="12"/></text:span><text:span text:style-name="T182">// We have to catch Throwable, otherwise we will miss</text:span><text:span text:style-name="T183"/></text:p>
      <text:p text:style-name="P2"><text:span text:style-name="T184"><text:s text:c="12"/></text:span><text:span text:style-name="T185">// NoClassDefFoundError and other subclasses of Error</text:span><text:span text:style-name="T186"/></text:p>
      <text:p text:style-name="P2"><text:span text:style-name="T187"><text:s text:c="12"/>log.error(</text:span><text:span text:style-name="T188">"Building SessionFactory failed."</text:span><text:span text:style-name="T189">, ex);</text:span><text:span text:style-name="T190"/></text:p>
      <text:p text:style-name="P2"><text:span text:style-name="T191"><text:s text:c="12"/></text:span><text:span text:style-name="T192">throw</text:span><text:span text:style-name="T193"><text:s/></text:span><text:span text:style-name="T194">new</text:span><text:span text:style-name="T195"><text:s/>ExceptionInInitializerError(ex);</text:span><text:span text:style-name="T196"/></text:p>
      <text:p text:style-name="P2"><text:span text:style-name="T197"><text:s text:c="8"/>}</text:span><text:span text:style-name="T198"/></text:p>
      <text:p text:style-name="P2"><text:span text:style-name="T199"><text:s text:c="4"/>}</text:span><text:span text:style-name="T200"/></text:p>
      <text:p text:style-name="P2"><text:span text:style-name="T200"/></text:p>
      <text:p text:style-name="P2"><text:span text:style-name="T201"><text:s text:c="4"/></text:span><text:span text:style-name="T202">/**</text:span><text:span text:style-name="T203"/></text:p>
      <text:p text:style-name="P2"><text:span text:style-name="T204"><text:s text:c="5"/>* Returns the Hibernate configuration that was used to build the SessionFactory.</text:span><text:span text:style-name="T205"/></text:p>
      <text:p text:style-name="P2"><text:span text:style-name="T206"><text:s text:c="5"/>*</text:span><text:span text:style-name="T207"/></text:p>
      <text:p text:style-name="P2"><text:span text:style-name="T208"><text:s text:c="5"/>*<text:s/></text:span><text:span text:style-name="T209">@return</text:span><text:span text:style-name="T210"><text:s/>Configuration</text:span><text:span text:style-name="T211"/></text:p>
      <text:p text:style-name="P2"><text:span text:style-name="T212"><text:s text:c="5"/>*/</text:span><text:span text:style-name="T213"/></text:p>
      <text:p text:style-name="P2"><text:span text:style-name="T214"><text:s text:c="4"/></text:span><text:span text:style-name="T215">public</text:span><text:span text:style-name="T216"><text:s/></text:span><text:span text:style-name="T217">static</text:span><text:span text:style-name="T218"><text:s/>Configuration getConfiguration() {</text:span><text:span text:style-name="T219"/></text:p>
      <text:p text:style-name="P2"><text:span text:style-name="T220"><text:s text:c="8"/></text:span><text:span text:style-name="T221">return</text:span><text:span text:style-name="T222"><text:s/>configuration;</text:span><text:span text:style-name="T223"/></text:p>
      <text:p text:style-name="P2"><text:span text:style-name="T224"><text:s text:c="4"/>}</text:span><text:span text:style-name="T225"/></text:p>
      <text:p text:style-name="P2"><text:span text:style-name="T225"/></text:p>
      <text:p text:style-name="P2"><text:span text:style-name="T226"><text:s text:c="4"/></text:span><text:span text:style-name="T227">/**</text:span><text:span text:style-name="T228"/></text:p>
      <text:p text:style-name="P2"><text:span text:style-name="T229"><text:s text:c="5"/>* Returns the global SessionFactory either from a static variable or a JNDI lookup.</text:span><text:span text:style-name="T230"/></text:p>
      <text:p text:style-name="P2"><text:span text:style-name="T231"><text:s text:c="5"/>*</text:span><text:span text:style-name="T232"/></text:p>
      <text:p text:style-name="P2"><text:span text:style-name="T233"><text:s text:c="5"/>*<text:s/></text:span><text:span text:style-name="T234">@return</text:span><text:span text:style-name="T235"><text:s/>SessionFactory</text:span><text:span text:style-name="T236"/></text:p>
      <text:p text:style-name="P2"><text:span text:style-name="T237"><text:s text:c="5"/>*/</text:span><text:span text:style-name="T238"/></text:p>
      <text:p text:style-name="P2"><text:span text:style-name="T239"><text:s text:c="4"/></text:span><text:span text:style-name="T240">public</text:span><text:span text:style-name="T241"><text:s/></text:span><text:span text:style-name="T242">static</text:span><text:span text:style-name="T243"><text:s/>SessionFactory getSessionFactory() {</text:span><text:span text:style-name="T244"/></text:p>
      <text:p text:style-name="P2"><text:span text:style-name="T245"><text:s text:c="8"/>String sfName = configuration.getProperty(Environment.SESSION_FACTORY_NAME);</text:span><text:span text:style-name="T246"/></text:p>
      <text:p text:style-name="P2"><text:span text:style-name="T247"><text:s text:c="8"/></text:span><text:span text:style-name="T248">if</text:span><text:span text:style-name="T249"><text:s/>( sfName !=<text:s/></text:span><text:span text:style-name="T250">null</text:span><text:span text:style-name="T251">) {</text:span><text:span text:style-name="T252"/></text:p>
      <text:p text:style-name="P2"><text:span text:style-name="T253"><text:s text:c="12"/>log.debug(</text:span><text:span text:style-name="T254">"Looking up SessionFactory in JNDI"</text:span><text:span text:style-name="T255">);</text:span><text:span text:style-name="T256"/></text:p>
      <text:p text:style-name="P2"><text:span text:style-name="T257"><text:s text:c="12"/></text:span><text:span text:style-name="T258">try</text:span><text:span text:style-name="T259"><text:s/>{</text:span><text:span text:style-name="T260"/></text:p>
      <text:p text:style-name="P2"><text:span text:style-name="T261"><text:s text:c="16"/></text:span><text:span text:style-name="T262">return</text:span><text:span text:style-name="T263"><text:s/>(SessionFactory)<text:s/></text:span><text:span text:style-name="T264">new</text:span><text:span text:style-name="T265"><text:s/>InitialContext().lookup(sfName);</text:span><text:span text:style-name="T266"/></text:p>
      <text:p text:style-name="P2"><text:span text:style-name="T267"><text:s text:c="12"/>}<text:s/></text:span><text:span text:style-name="T268">catch</text:span><text:span text:style-name="T269"><text:s/>(NamingException ex) {</text:span><text:span text:style-name="T270"/></text:p>
      <text:p text:style-name="P2"><text:span text:style-name="T271"><text:s text:c="16"/></text:span><text:span text:style-name="T272">throw</text:span><text:span text:style-name="T273"><text:s/></text:span><text:span text:style-name="T274">new</text:span><text:span text:style-name="T275"><text:s/>RuntimeException(ex);</text:span><text:span text:style-name="T276"/></text:p>
      <text:p text:style-name="P2"><text:span text:style-name="T277"><text:s text:c="12"/>}</text:span><text:span text:style-name="T278"/></text:p>
      <text:p text:style-name="P2"><text:span text:style-name="T279"><text:s text:c="8"/>}<text:s/></text:span><text:span text:style-name="T280">else</text:span><text:span text:style-name="T281"><text:s/></text:span><text:span text:style-name="T282">if</text:span><text:span text:style-name="T283"><text:s/>(sessionFactory ==<text:s/></text:span><text:span text:style-name="T284">null</text:span><text:span text:style-name="T285">) {</text:span><text:span text:style-name="T286"/></text:p>
      <text:p text:style-name="P2"><text:span text:style-name="T287"><text:s text:c="12"/>rebuildSessionFactory();</text:span><text:span text:style-name="T288"/></text:p>
      <text:p text:style-name="P2"><text:span text:style-name="T289"><text:s text:c="8"/>}</text:span><text:span text:style-name="T290"/></text:p>
      <text:p text:style-name="P2"><text:span text:style-name="T291"><text:s text:c="8"/></text:span><text:span text:style-name="T292">return</text:span><text:span text:style-name="T293"><text:s/>sessionFactory;</text:span><text:span text:style-name="T294"/></text:p>
      <text:p text:style-name="P2"><text:span text:style-name="T295"><text:s text:c="4"/>}</text:span><text:span text:style-name="T296"/></text:p>
      <text:p text:style-name="P2"><text:span text:style-name="T296"/></text:p>
      <text:p text:style-name="P2"><text:span text:style-name="T297"><text:s text:c="4"/></text:span><text:span text:style-name="T298">/**</text:span><text:span text:style-name="T299"/></text:p>
      <text:p text:style-name="P2"><text:span text:style-name="T300"><text:s text:c="5"/>* Closes the current SessionFactory and releases all resources.</text:span><text:span text:style-name="T301"/></text:p>
      <text:p text:style-name="P2"><text:span text:style-name="T302"><text:s text:c="5"/>*<text:s/></text:span><text:span text:style-name="T303">&lt;p&gt;</text:span><text:span text:style-name="T304"/></text:p>
      <text:p text:style-name="P2"><text:span text:style-name="T305"><text:s text:c="5"/>* The only other method that can be called on HibernateUtil</text:span><text:span text:style-name="T306"/></text:p>
      <text:p text:style-name="P2"><text:span text:style-name="T307"><text:s text:c="5"/>* after this one is rebuildSessionFactory(Configuration).</text:span><text:span text:style-name="T308"/></text:p>
      <text:p text:style-name="P2"><text:span text:style-name="T309"><text:s text:c="5"/>*/</text:span><text:span text:style-name="T310"/></text:p>
      <text:p text:style-name="P2"><text:span text:style-name="T311"><text:s text:c="4"/></text:span><text:span text:style-name="T312">public</text:span><text:span text:style-name="T313"><text:s/></text:span><text:span text:style-name="T314">static</text:span><text:span text:style-name="T315"><text:s/></text:span><text:span text:style-name="T316">void</text:span><text:span text:style-name="T317"><text:s/>shutdown() {</text:span><text:span text:style-name="T318"/></text:p>
      <text:p text:style-name="P2"><text:span text:style-name="T319"><text:s text:c="8"/>log.debug(</text:span><text:span text:style-name="T320">"Shutting down Hibernate"</text:span><text:span text:style-name="T321">);</text:span><text:span text:style-name="T322"/></text:p>
      <text:p text:style-name="P2"><text:span text:style-name="T323"><text:s text:c="8"/></text:span><text:span text:style-name="T324">// Close caches and connection pools</text:span><text:span text:style-name="T325"/></text:p>
      <text:p text:style-name="P2"><text:span text:style-name="T326"><text:s text:c="8"/>getSessionFactory().close();</text:span><text:span text:style-name="T327"/></text:p>
      <text:p text:style-name="P2"><text:span text:style-name="T327"/></text:p>
      <text:p text:style-name="P2"><text:span text:style-name="T328"><text:s text:c="8"/></text:span><text:span text:style-name="T329">// Clear static variables</text:span><text:span text:style-name="T330"/></text:p>
      <text:p text:style-name="P2"><text:span text:style-name="T331"><text:s text:c="8"/>sessionFactory =<text:s/></text:span><text:span text:style-name="T332">null</text:span><text:span text:style-name="T333">;</text:span><text:span text:style-name="T334"/></text:p>
      <text:p text:style-name="P2"><text:span text:style-name="T335"><text:s text:c="4"/>}</text:span><text:span text:style-name="T336"/></text:p>
      <text:p text:style-name="P2"><text:span text:style-name="T336"/></text:p>
      <text:p text:style-name="P2"><text:span text:style-name="T336"/></text:p>
      <text:p text:style-name="P2"><text:span text:style-name="T337"><text:s text:c="4"/></text:span><text:span text:style-name="T338">/**</text:span><text:span text:style-name="T339"/></text:p>
      <text:p text:style-name="P2"><text:span text:style-name="T340"><text:s text:c="5"/>* Rebuild the SessionFactory with the static Configuration.</text:span><text:span text:style-name="T341"/></text:p>
      <text:p text:style-name="P2"><text:span text:style-name="T342"><text:s text:c="5"/>*<text:s/></text:span><text:span text:style-name="T343">&lt;p&gt;</text:span><text:span text:style-name="T344"/></text:p>
      <text:p text:style-name="P2"><text:span text:style-name="T345"><text:s text:c="5"/>* Note that this method should only be used with static SessionFactory</text:span><text:span text:style-name="T346"/></text:p>
      <text:p text:style-name="P2"><text:span text:style-name="T347"><text:s text:c="5"/>* management, not with JNDI or any other external registry. This method also closes</text:span><text:span text:style-name="T348"/></text:p>
      <text:p text:style-name="P2"><text:span text:style-name="T349"><text:s text:c="5"/>* the old static variable SessionFactory before, if it is still open.</text:span><text:span text:style-name="T350"/></text:p>
      <text:p text:style-name="P2"><text:span text:style-name="T351"><text:s text:c="5"/>*/</text:span><text:span text:style-name="T352"/></text:p>
      <text:p text:style-name="P2"><text:span text:style-name="T353"><text:s text:c="5"/></text:span><text:span text:style-name="T354">public</text:span><text:span text:style-name="T355"><text:s/></text:span><text:span text:style-name="T356">static</text:span><text:span text:style-name="T357"><text:s/></text:span><text:span text:style-name="T358">void</text:span><text:span text:style-name="T359"><text:s/>rebuildSessionFactory() {</text:span><text:span text:style-name="T360"/></text:p>
      <text:p text:style-name="P2"><text:span text:style-name="T361"><text:s text:c="8"/>log.debug(</text:span><text:span text:style-name="T362">"Using current Configuration to rebuild SessionFactory"</text:span><text:span text:style-name="T363">);</text:span><text:span text:style-name="T364"/></text:p>
      <text:p text:style-name="P2"><text:span text:style-name="T365"><text:s text:c="8"/>rebuildSessionFactory(configuration);</text:span><text:span text:style-name="T366"/></text:p>
      <text:p text:style-name="P2"><text:span text:style-name="T367"><text:s text:c="5"/>}</text:span><text:span text:style-name="T368"/></text:p>
      <text:p text:style-name="P2"><text:span text:style-name="T368"/></text:p>
      <text:p text:style-name="P2"><text:span text:style-name="T369"><text:s text:c="4"/></text:span><text:span text:style-name="T370">/**</text:span><text:span text:style-name="T371"/></text:p>
      <text:p text:style-name="P2"><text:span text:style-name="T372"><text:s text:c="5"/>* Rebuild the SessionFactory with the given Hibernate Configuration.</text:span><text:span text:style-name="T373"/></text:p>
      <text:p text:style-name="P2"><text:span text:style-name="T374"><text:s text:c="5"/>*<text:s/></text:span><text:span text:style-name="T375">&lt;p&gt;</text:span><text:span text:style-name="T376"/></text:p>
      <text:p text:style-name="P2"><text:span text:style-name="T377"><text:s text:c="5"/>* HibernateUtil does not configure() the given Configuration object,</text:span><text:span text:style-name="T378"/></text:p>
      <text:p text:style-name="P2"><text:span text:style-name="T379"><text:s text:c="5"/>* it directly calls buildSessionFactory(). This method also closes</text:span><text:span text:style-name="T380"/></text:p>
      <text:p text:style-name="P2"><text:span text:style-name="T381"><text:s text:c="5"/>* the old static variable SessionFactory before, if it is still open.</text:span><text:span text:style-name="T382"/></text:p>
      <text:p text:style-name="P2"><text:span text:style-name="T383"><text:s text:c="5"/>*</text:span><text:span text:style-name="T384"/></text:p>
      <text:p text:style-name="P2"><text:span text:style-name="T385"><text:s text:c="5"/>*<text:s/></text:span><text:span text:style-name="T386">@param</text:span><text:span text:style-name="T387"><text:s/>cfg</text:span><text:span text:style-name="T388"/></text:p>
      <text:p text:style-name="P2"><text:span text:style-name="T389"><text:s text:c="5"/>*/</text:span><text:span text:style-name="T390"/></text:p>
      <text:p text:style-name="P2"><text:span text:style-name="T391"><text:s text:c="5"/></text:span><text:span text:style-name="T392">public</text:span><text:span text:style-name="T393"><text:s/></text:span><text:span text:style-name="T394">static</text:span><text:span text:style-name="T395"><text:s/></text:span><text:span text:style-name="T396">void</text:span><text:span text:style-name="T397"><text:s/>rebuildSessionFactory(Configuration cfg) {</text:span><text:span text:style-name="T398"/></text:p>
      <text:p text:style-name="P2"><text:span text:style-name="T399"><text:s text:c="8"/>log.debug(</text:span><text:span text:style-name="T400">"Rebuilding the SessionFactory from given Configuration"</text:span><text:span text:style-name="T401">);</text:span><text:span text:style-name="T402"/></text:p>
      <text:p text:style-name="P2"><text:span text:style-name="T403"><text:s text:c="8"/></text:span><text:span text:style-name="T404">if</text:span><text:span text:style-name="T405"><text:s/>(sessionFactory !=<text:s/></text:span><text:span text:style-name="T406">null</text:span><text:span text:style-name="T407"><text:s/>&amp;&amp; !sessionFactory.isClosed())</text:span><text:span text:style-name="T408"/></text:p>
      <text:p text:style-name="P2"><text:span text:style-name="T409"><text:s text:c="12"/>sessionFactory.close();</text:span><text:span text:style-name="T410"/></text:p>
      <text:p text:style-name="P2"><text:span text:style-name="T411"><text:s text:c="8"/></text:span><text:span text:style-name="T412">if</text:span><text:span text:style-name="T413"><text:s/>(cfg.getProperty(Environment.SESSION_FACTORY_NAME) !=<text:s/></text:span><text:span text:style-name="T414">null</text:span><text:span text:style-name="T415">) {</text:span><text:span text:style-name="T416"/></text:p>
      <text:p text:style-name="P2"><text:span text:style-name="T417"><text:s text:c="12"/>log.debug(</text:span><text:span text:style-name="T418">"Managing SessionFactory in JNDI"</text:span><text:span text:style-name="T419">);</text:span><text:span text:style-name="T420"/></text:p>
      <text:p text:style-name="P2"><text:span text:style-name="T421"><text:s text:c="12"/>cfg.buildSessionFactory();</text:span><text:span text:style-name="T422"/></text:p>
      <text:p text:style-name="P2"><text:span text:style-name="T423"><text:s text:c="8"/>}<text:s/></text:span><text:span text:style-name="T424">else</text:span><text:span text:style-name="T425"><text:s/>{</text:span><text:span text:style-name="T426"/></text:p>
      <text:p text:style-name="P2"><text:span text:style-name="T427"><text:s text:c="12"/>log.debug(</text:span><text:span text:style-name="T428">"Holding SessionFactory in static variable"</text:span><text:span text:style-name="T429">);</text:span><text:span text:style-name="T430"/></text:p>
      <text:p text:style-name="P2"><text:span text:style-name="T431"><text:s text:c="12"/>sessionFactory = cfg.buildSessionFactory();</text:span><text:span text:style-name="T432"/></text:p>
      <text:p text:style-name="P2"><text:span text:style-name="T433"><text:s text:c="8"/>}</text:span><text:span text:style-name="T434"/></text:p>
      <text:p text:style-name="P2"><text:span text:style-name="T435"><text:s text:c="8"/>configuration = cfg;</text:span><text:span text:style-name="T436"/></text:p>
      <text:p text:style-name="P2"><text:span text:style-name="T437"><text:s text:c="5"/>}</text:span><text:span text:style-name="T438"/></text:p>
      <text:p text:style-name="P2"><text:span text:style-name="T438"/></text:p>
      <text:p text:style-name="P2"><text:span text:style-name="T439">}</text:span><text:span text:style-name="T440"/></text:p>
      <text:p text:style-name="P3"><text:span text:style-name="T4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